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0f48" officeooo:paragraph-rsid="00190f48"/>
    </style:style>
    <style:style style:name="P2" style:family="paragraph" style:parent-style-name="Standard" style:list-style-name="L1">
      <style:text-properties officeooo:rsid="001ade59" officeooo:paragraph-rsid="001ade59"/>
    </style:style>
    <style:style style:name="P3" style:family="paragraph" style:parent-style-name="Standard" style:list-style-name="L1">
      <style:text-properties officeooo:rsid="001bfc6c" officeooo:paragraph-rsid="001bfc6c"/>
    </style:style>
    <style:style style:name="P4" style:family="paragraph" style:parent-style-name="Standard" style:list-style-name="L1">
      <style:text-properties officeooo:rsid="001d85d8" officeooo:paragraph-rsid="001d85d8"/>
    </style:style>
    <style:style style:name="P5" style:family="paragraph" style:parent-style-name="Standard" style:list-style-name="L1">
      <style:text-properties officeooo:rsid="001e8fe6" officeooo:paragraph-rsid="001e8fe6"/>
    </style:style>
    <style:style style:name="P6" style:family="paragraph" style:parent-style-name="Standard" style:list-style-name="L1">
      <style:text-properties officeooo:rsid="0021c02b" officeooo:paragraph-rsid="0021c02b"/>
    </style:style>
    <style:style style:name="P7" style:family="paragraph" style:parent-style-name="Standard" style:list-style-name="L1">
      <style:text-properties officeooo:rsid="0022521c" officeooo:paragraph-rsid="0022521c"/>
    </style:style>
    <style:style style:name="T1" style:family="text">
      <style:text-properties officeooo:rsid="001fe65e"/>
    </style:style>
    <style:style style:name="T2" style:family="text">
      <style:text-properties officeooo:rsid="00207a14"/>
    </style:style>
    <style:style style:name="T3" style:family="text">
      <style:text-properties officeooo:rsid="002460f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97028113" text:style-name="L1">
        <text:list-item>
          <text:p text:style-name="P1">Clone project’s git repository</text:p>
        </text:list-item>
        <text:list-item>
          <text:p text:style-name="P3">Checkout to the branch “torobo”</text:p>
        </text:list-item>
        <text:list-item>
          <text:p text:style-name="P1">Download &amp; install anaconda <text:span text:style-name="T2">(optional)</text:span></text:p>
        </text:list-item>
        <text:list-item>
          <text:p text:style-name="P2">Create a new conda environment with python 3.8 (optional)</text:p>
        </text:list-item>
        <text:list-item>
          <text:p text:style-name="P5">Install python packages in requirements.py</text:p>
        </text:list-item>
        <text:list-item>
          <text:p text:style-name="P4">Copy the data file to “fbc/neural_network/data/<text:span text:style-name="T1">torobo/</text:span><text:span text:style-name="T3">815_trajs_static</text:span>”. Create the <text:span text:style-name="T1">last </text:span><text:span text:style-name="T3">three</text:span> director<text:span text:style-name="T1">ies</text:span> if not exist.</text:p>
        </text:list-item>
        <text:list-item>
          <text:p text:style-name="P6">Run preprocess_data.ipynb inside the “neural_network” directory to produce “train_data_normalized.npy” inside the “torobo” directory.</text:p>
        </text:list-item>
        <text:list-item>
          <text:p text:style-name="P7">Install PyTorch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0:14:47.244048086</meta:creation-date>
    <dc:date>2024-06-20T18:58:52.955040682</dc:date>
    <meta:editing-duration>PT2H20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65" meta:character-count="483" meta:non-whitespace-character-count="434"/>
  </office:meta>
</office:document-meta>
</file>